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fb213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1fb213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3">Http Server</text:span><text:span text:style-name="T2"> </text:span></text:p>
      <text:p text:style-name="Standard"/>
      <text:p text:style-name="Standard">Here is the GitHub Link for this assignment</text:p>
      <text:p text:style-name="Standard"/>
      <text:p text:style-name="Standard"><text:a xlink:type="simple" xlink:href="https://github.com/kishanpatel-simform/lms_practical/tree/master/http_Server" text:style-name="Internet_20_link" text:visited-style-name="Visited_20_Internet_20_Link">https://github.com/kishanpatel-simform/lms_practical/tree/master/http_Server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3:05.971567037</meta:creation-date>
    <dc:date>2022-04-14T14:33:55.085582480</dc:date>
    <meta:editing-duration>PT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131" meta:non-whitespace-character-count="122"/>
  </office:meta>
</office:document-meta>
</file>